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25-03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24-04-1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23-12-0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23-04-2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22-04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21-12-0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21-05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20-12-1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20-07-2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9-11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9-04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8-11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8-04-19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7-11-1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7-04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6-11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6-03-3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5-10-2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5-04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4-11-0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4-05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3-12-0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3-05-0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2-12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2-05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1-11-1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1-05-1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1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8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3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200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3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2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126116532501</text:p>
          </table:table-cell>
          <table:table-cell office:value-type="string" calcext:value-type="string">
            <text:p>002S001E04L001S</text:p>
          </table:table-cell>
          <table:table-cell office:value-type="string" calcext:value-type="string">
            <text:p>198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56" meta:object-count="0"/>
    <meta:user-defined meta:name="AppVersion">3.0</meta:user-defined>
  </office:meta>
</office:document-meta>
</file>